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9cm"/>
    </style:style>
    <style:style style:name="co2" style:family="table-column">
      <style:table-column-properties fo:break-before="auto" style:column-width="8.849cm"/>
    </style:style>
    <style:style style:name="co3" style:family="table-column">
      <style:table-column-properties fo:break-before="auto" style:column-width="7.036cm"/>
    </style:style>
    <style:style style:name="co4" style:family="table-column">
      <style:table-column-properties fo:break-before="auto" style:column-width="9.407cm"/>
    </style:style>
    <style:style style:name="co5" style:family="table-column">
      <style:table-column-properties fo:break-before="auto" style:column-width="9.082cm"/>
    </style:style>
    <style:style style:name="co6" style:family="table-column">
      <style:table-column-properties fo:break-before="auto" style:column-width="7.385cm"/>
    </style:style>
    <style:style style:name="co7" style:family="table-column">
      <style:table-column-properties fo:break-before="auto" style:column-width="7.86cm"/>
    </style:style>
    <style:style style:name="co8" style:family="table-column">
      <style:table-column-properties fo:break-before="auto" style:column-width="6.787cm"/>
    </style:style>
    <style:style style:name="co9" style:family="table-column">
      <style:table-column-properties fo:break-before="auto" style:column-width="8.484cm"/>
    </style:style>
    <style:style style:name="co10" style:family="table-column">
      <style:table-column-properties fo:break-before="auto" style:column-width="7.41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5.581cm" fo:break-before="auto" style:use-optimal-row-height="tru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7.95cm" fo:break-before="auto" style:use-optimal-row-height="true"/>
    </style:style>
    <style:style style:name="ro8" style:family="table-row">
      <style:table-row-properties style:row-height="7.555cm" fo:break-before="auto" style:use-optimal-row-height="true"/>
    </style:style>
    <style:style style:name="ro9" style:family="table-row">
      <style:table-row-properties style:row-height="2.027cm" fo:break-before="auto" style:use-optimal-row-height="true"/>
    </style:style>
    <style:style style:name="ro10" style:family="table-row">
      <style:table-row-properties style:row-height="11.109cm" fo:break-before="auto" style:use-optimal-row-height="true"/>
    </style:style>
    <style:style style:name="ro11" style:family="table-row">
      <style:table-row-properties style:row-height="1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cc00" fo:wrap-option="wrap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 fo:wrap-option="wrap"/>
    </style:style>
    <style:style style:name="ce8" style:family="table-cell" style:parent-style-name="Default">
      <style:text-properties style:font-name="Liberation Sans" style:font-name-asian="Droid Sans Fallback" style:font-name-complex="FreeSans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transparent"/>
      <style:text-properties style:font-name="Liberation Sans" style:font-name-asian="Droid Sans Fallback"/>
    </style:style>
    <style:style style:name="ce11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T1" style:family="text">
      <style:text-properties style:font-name-asian="Droid Sans Fallback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vtr_reg_basic tasks</text:p>
          </table:table-cell>
          <table:table-cell table:style-name="ce1" office:value-type="string" calcext:value-type="string">
            <text:p>basic_no_timing</text:p>
          </table:table-cell>
          <table:table-cell table:style-name="ce1" office:value-type="string" calcext:value-type="string">
            <text:p>basic_timing</text:p>
          </table:table-cell>
          <table:table-cell table:style-name="ce1" office:value-type="string" calcext:value-type="string">
            <text:p>basic_timing_no_sd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chitecture</text:p>
          </table:table-cell>
          <table:table-cell office:value-type="string" calcext:value-type="string">
            <text:p>k4_N10_memSize16384_memData64.xml</text:p>
          </table:table-cell>
          <table:table-cell table:number-columns-repeated="2" office:value-type="string" calcext:value-type="string">
            <text:p>k6_N10_mem32K_40nm.xml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enchmarks</text:p>
          </table:table-cell>
          <table:table-cell table:style-name="ce4" office:value-type="string" calcext:value-type="string">
            <text:p>ch_intrinsics.v</text:p>
            <text:p>diffeq1.v</text:p>
          </table:table-cell>
          <table:table-cell table:style-name="ce4" office:value-type="string" calcext:value-type="string">
            <text:p>ch_intrinsics.v</text:p>
            <text:p>diffeq1.v</text:p>
          </table:table-cell>
          <table:table-cell office:value-type="string" calcext:value-type="string">
            <text:p>mkPktMerge.v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cript parameters</text:p>
          </table:table-cell>
          <table:table-cell table:style-name="ce4" office:value-type="string" calcext:value-type="string">
            <text:p>-no_timing, <text:s text:c="23"/>-track_memory_usage</text:p>
          </table:table-cell>
          <table:table-cell table:number-columns-repeated="2" office:value-type="string" calcext:value-type="string">
            <text:p>-track_memory_usage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 table:number-rows-repeated="3"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vtr_reg_strong tasks</text:p>
          </table:table-cell>
          <table:table-cell table:style-name="ce1" office:value-type="string" calcext:value-type="string">
            <text:p>strong_fpu_hard_block_arch</text:p>
          </table:table-cell>
          <table:table-cell table:style-name="ce1" office:value-type="string" calcext:value-type="string">
            <text:p>strong_fracturable_luts</text:p>
          </table:table-cell>
          <table:table-cell table:style-name="ce1" office:value-type="string" calcext:value-type="string">
            <text:p>strong_mcnc</text:p>
          </table:table-cell>
          <table:table-cell table:style-name="ce1" office:value-type="string" calcext:value-type="string">
            <text:p>strong_no_timing</text:p>
          </table:table-cell>
          <table:table-cell table:style-name="ce1" office:value-type="string" calcext:value-type="string">
            <text:p>strong_power</text:p>
          </table:table-cell>
          <table:table-cell table:style-name="ce1" office:value-type="string" calcext:value-type="string">
            <text:p>strong_timing</text:p>
          </table:table-cell>
          <table:table-cell table:style-name="ce1" office:value-type="string" calcext:value-type="string">
            <text:p>vtr_func_formal_sm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hitecture</text:p>
          </table:table-cell>
          <table:table-cell office:value-type="string" calcext:value-type="string">
            <text:p>hard_fpu_arch_timing.xml</text:p>
          </table:table-cell>
          <table:table-cell office:value-type="string" calcext:value-type="string">
            <text:p>k6_N8_I80_fleI10_fleO2_ff2_nmodes_2.xml</text:p>
          </table:table-cell>
          <table:table-cell office:value-type="string" calcext:value-type="string">
            <text:p>k6_frac_N10_40nm.xml</text:p>
          </table:table-cell>
          <table:table-cell office:value-type="string" calcext:value-type="string">
            <text:p>k6_frac_N10_frac_chain_depop50_mem32K_40nm.xml </text:p>
          </table:table-cell>
          <table:table-cell table:number-columns-repeated="2" office:value-type="string" calcext:value-type="string">
            <text:p>k6_frac_N10_mem32K_40nm.xml</text:p>
          </table:table-cell>
          <table:table-cell office:value-type="string" calcext:value-type="string">
            <text:p>k6_frac_N10_40nm.xml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enchmarks</text:p>
          </table:table-cell>
          <table:table-cell office:value-type="string" calcext:value-type="string">
            <text:p>mm3.v</text:p>
          </table:table-cell>
          <table:table-cell office:value-type="string" calcext:value-type="string">
            <text:p>ch_intrinsics.v</text:p>
          </table:table-cell>
          <table:table-cell office:value-type="string" calcext:value-type="string">
            <text:p>diffeq.blif</text:p>
            <text:p>ex5p.blif</text:p>
            <text:p>S298.blif</text:p>
          </table:table-cell>
          <table:table-cell office:value-type="string" calcext:value-type="string">
            <text:p>ch_intrinsics.v</text:p>
            <text:p/>
          </table:table-cell>
          <table:table-cell office:value-type="string" calcext:value-type="string">
            <text:p>ch_intrinsics.v</text:p>
            <text:p>diffeq1.v</text:p>
          </table:table-cell>
          <table:table-cell office:value-type="string" calcext:value-type="string">
            <text:p>ch_intrinsics.v</text:p>
          </table:table-cell>
          <table:table-cell office:value-type="string" calcext:value-type="string">
            <text:p>and.blif</text:p>
            <text:p>and_latch.blif</text:p>
            <text:p>false_path_mux.blif </text:p>
            <text:p>mult_2x2.blif</text:p>
            <text:p>mult_3x3.blif </text:p>
            <text:p>mult_3x4.blif</text:p>
            <text:p>mult_4x4.blif </text:p>
            <text:p>mult_5x5.blif </text:p>
            <text:p>mult_5x6.blif </text:p>
            <text:p>rca_1bit.blif </text:p>
            <text:p>rca_2bit.blif </text:p>
            <text:p>rca_3bit.blif</text:p>
            <text:p>rca_4bit.blif</text:p>
            <text:p>rca_5bit.blif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Script parameters</text:p>
          </table:table-cell>
          <table:table-cell table:style-name="ce4" office:value-type="string" calcext:value-type="string">
            <text:p>-vpr_route_chan_width 72</text:p>
            <text:p>-vpr_cluster_seed_type max_inputs</text:p>
            <text:p>-track_memory_usage</text:p>
          </table:table-cell>
          <table:table-cell table:style-name="ce4" office:value-type="string" calcext:value-type="string">
            <text:p>-no_timing</text:p>
            <text:p>-lut_size 6</text:p>
            <text:p>-track_memory_usage</text:p>
          </table:table-cell>
          <table:table-cell table:style-name="ce4" office:value-type="string" calcext:value-type="string">
            <text:p>-starting_stage vpr</text:p>
            <text:p>-track_memory_usage</text:p>
          </table:table-cell>
          <table:table-cell table:style-name="ce4" office:value-type="string" calcext:value-type="string">
            <text:p>-no_timing</text:p>
            <text:p>-routing_failure_predictor safe</text:p>
            <text:p>-track_memory_usage</text:p>
          </table:table-cell>
          <table:table-cell table:style-name="ce4" office:value-type="string" calcext:value-type="string">
            <text:p>-power</text:p>
            <text:p>-track_memory_usage</text:p>
            <text:p>cmos_tech_behavior=PTM_45nm/45nm.xml</text:p>
            <text:p/>
          </table:table-cell>
          <table:table-cell table:style-name="ce4" office:value-type="string" calcext:value-type="string">
            <text:p><text:s/>-track_memory_usage</text:p>
          </table:table-cell>
          <table:table-cell table:style-name="ce4" office:value-type="string" calcext:value-type="string">
            <text:p>-vpr_route_chan_width 200</text:p>
            <text:p>-check_equivalent</text:p>
            <text:p>-gen_postsynthesis_netlist</text:p>
            <text:p>-sweep_hanging_nets_and_inputs off </text:p>
            <text:p>-track_memory_usage</text:p>
            <text:p>-starting_stage abc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3"/>
          <table:table-cell table:style-name="ce1" office:value-type="string" calcext:value-type="string">
            <text:p>strong_bounding_box</text:p>
          </table:table-cell>
          <table:table-cell table:style-name="ce1" office:value-type="string" calcext:value-type="string">
            <text:p>strong_breadth_first</text:p>
          </table:table-cell>
          <table:table-cell table:style-name="ce1" office:value-type="string" calcext:value-type="string">
            <text:p>strong_echo_files</text:p>
          </table:table-cell>
          <table:table-cell table:style-name="ce1" office:value-type="string" calcext:value-type="string">
            <text:p>strong_fix_pins_pad_file</text:p>
          </table:table-cell>
          <table:table-cell table:style-name="ce1" office:value-type="string" calcext:value-type="string">
            <text:p>strong_fix_pins_random</text:p>
          </table:table-cell>
          <table:table-cell table:style-name="ce1" office:value-type="string" calcext:value-type="string">
            <text:p>strong_global_routing</text:p>
          </table:table-cell>
          <table:table-cell table:style-name="ce1" office:value-type="string" calcext:value-type="string">
            <text:p>strong_manual_annealing</text:p>
          </table:table-cell>
          <table:table-cell table:style-name="ce1" office:value-type="string" calcext:value-type="string">
            <text:p>strong_pack</text:p>
          </table:table-cell>
          <table:table-cell table:style-name="ce1" office:value-type="string" calcext:value-type="string">
            <text:p>strong_pack_and_place</text:p>
          </table:table-cell>
        </table:table-row>
        <table:table-row table:style-name="ro5">
          <table:table-cell office:value-type="string" calcext:value-type="string">
            <text:p>architecture</text:p>
          </table:table-cell>
          <table:table-cell table:number-columns-repeated="3" office:value-type="string" calcext:value-type="string">
            <text:p>k6_N10_mem32K_40nm.xml</text:p>
          </table:table-cell>
          <table:table-cell office:value-type="string" calcext:value-type="string">
            <text:p>k6_N10_40nm.xml</text:p>
          </table:table-cell>
          <table:table-cell office:value-type="string" calcext:value-type="string">
            <text:p>k6_N10_mem32K_40nm.xml</text:p>
          </table:table-cell>
          <table:table-cell office:value-type="string" calcext:value-type="string">
            <text:p>k6_N10_mem32K_40nm.xml</text:p>
            <text:p>k6_N10_mem32K_40nm_nonuniform.xml</text:p>
            <text:p>K6_N10_mem32K_40nm_pulse.xml</text:p>
          </table:table-cell>
          <table:table-cell office:value-type="string" calcext:value-type="string">
            <text:p>k6_frac_N10_40nm.xml</text:p>
          </table:table-cell>
          <table:table-cell table:number-columns-repeated="2" office:value-type="string" calcext:value-type="string">
            <text:p>k6_N10_mem32K_40nm.xml</text:p>
          </table:table-cell>
        </table:table-row>
        <table:table-row table:style-name="ro1">
          <table:table-cell office:value-type="string" calcext:value-type="string">
            <text:p>benchmarks</text:p>
          </table:table-cell>
          <table:table-cell table:number-columns-repeated="9" office:value-type="string" calcext:value-type="string">
            <text:p>stereovision3.v</text:p>
          </table:table-cell>
        </table:table-row>
        <table:table-row table:style-name="ro6">
          <table:table-cell office:value-type="string" calcext:value-type="string">
            <text:p>Script parameters</text:p>
          </table:table-cell>
          <table:table-cell office:value-type="string" calcext:value-type="string">
            <text:p>-place_algorithm bounding_box</text:p>
          </table:table-cell>
          <table:table-cell table:style-name="ce4" office:value-type="string" calcext:value-type="string">
            <text:p>-vpr_route_chan_width 100</text:p>
            <text:p>-router_algorithm breadth_first</text:p>
          </table:table-cell>
          <table:table-cell office:value-type="string" calcext:value-type="string">
            <text:p>-echo_file on</text:p>
          </table:table-cell>
          <table:table-cell table:style-name="ce4" office:value-type="string" calcext:value-type="string">
            <text:p>-fix_pins /tasks/regression_tests/fix_pins_pad_file/stereovision3.pad</text:p>
          </table:table-cell>
          <table:table-cell table:style-name="ce9" office:value-type="string" calcext:value-type="string">
            <text:p>-fix_pins random</text:p>
          </table:table-cell>
          <table:table-cell table:style-name="ce9" office:value-type="string" calcext:value-type="string">
            <text:p>-route_type global</text:p>
          </table:table-cell>
          <table:table-cell table:style-name="ce4" office:value-type="string" calcext:value-type="string">
            <text:p>-init_t 90</text:p>
            <text:p>-exit_t 0.001</text:p>
            <text:p>-alpha_t 0.75</text:p>
            <text:p>-inner_num 0.5</text:p>
          </table:table-cell>
          <table:table-cell office:value-type="string" calcext:value-type="string">
            <text:p>--pack</text:p>
          </table:table-cell>
          <table:table-cell office:value-type="string" calcext:value-type="string">
            <text:p>--pack --place</text:p>
          </table:table-cell>
        </table:table-row>
        <table:table-row table:style-name="ro1" table:number-rows-repeated="4"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vtr_reg_nightly tasks</text:p>
          </table:table-cell>
          <table:table-cell table:style-name="ce1" office:value-type="string" calcext:value-type="string">
            <text:p>vpr_reg_mcnc</text:p>
          </table:table-cell>
          <table:table-cell table:style-name="ce1" office:value-type="string" calcext:value-type="string">
            <text:p>vpr_reg_multiclock</text:p>
          </table:table-cell>
          <table:table-cell table:style-name="ce1" office:value-type="string" calcext:value-type="string">
            <text:p>vpr_reg_verilog_writer</text:p>
          </table:table-cell>
          <table:table-cell table:style-name="ce6" office:value-type="string" calcext:value-type="string">
            <text:p>complex_switch</text:p>
          </table:table-cell>
          <table:table-cell table:style-name="ce1" office:value-type="string" calcext:value-type="string">
            <text:p>vtr_bidir</text:p>
          </table:table-cell>
          <table:table-cell table:style-name="ce6" office:value-type="string" calcext:value-type="string">
            <text:p>vtr_func_formal</text:p>
          </table:table-cell>
          <table:table-cell table:style-name="ce1" office:value-type="string" calcext:value-type="string">
            <text:p>titan_small</text:p>
          </table:table-cell>
          <table:table-cell table:style-name="ce1" office:value-type="string" calcext:value-type="string">
            <text:p>vtr_reg_qor_chain (previously vtr_reg_qor_small)</text:p>
          </table:table-cell>
          <table:table-cell/>
        </table:table-row>
        <table:table-row table:style-name="ro2">
          <table:table-cell office:value-type="string" calcext:value-type="string">
            <text:p>architecture</text:p>
          </table:table-cell>
          <table:table-cell office:value-type="string" calcext:value-type="string">
            <text:p>k6_frac_N10_40nm.xml</text:p>
          </table:table-cell>
          <table:table-cell office:value-type="string" calcext:value-type="string">
            <text:p>k6_frac_N10_mem32K_40nm.xml</text:p>
          </table:table-cell>
          <table:table-cell office:value-type="string" calcext:value-type="string">
            <text:p>k6_frac_N10_frac_chain_mem32K_40nm.xml</text:p>
          </table:table-cell>
          <table:table-cell table:style-name="ce7" office:value-type="string" calcext:value-type="string">
            <text:p>k4_N8_topology-0.85sL2-0.15gL4-on-cb-off-sb_22nm_22nm.xml</text:p>
          </table:table-cell>
          <table:table-cell table:style-name="ce5" office:value-type="string" calcext:value-type="string">
            <text:p>k4_n4_v7_bidir.xml, k4_n4_v7_bidir.xml</text:p>
          </table:table-cell>
          <table:table-cell table:style-name="ce7" office:value-type="string" calcext:value-type="string">
            <text:p>k6_frac_N10_frac_chain_mem32K_40nm.xml </text:p>
          </table:table-cell>
          <table:table-cell table:style-name="ce5" office:value-type="string" calcext:value-type="string">
            <text:p>stratixiv_arch.timing.xml</text:p>
          </table:table-cell>
          <table:table-cell table:style-name="ce5" office:value-type="string" calcext:value-type="string">
            <text:p>k6_frac_N10_frac_chain_mem32K_40nm.xml</text:p>
          </table:table-cell>
          <table:table-cell/>
        </table:table-row>
        <table:table-row table:style-name="ro7">
          <table:table-cell office:value-type="string" calcext:value-type="string">
            <text:p>benchmarks</text:p>
          </table:table-cell>
          <table:table-cell office:value-type="string" calcext:value-type="string">
            <text:p>alu4.pre-vpr.blif</text:p>
            <text:p>apex2.pre-vpr.blif</text:p>
            <text:p>apex4.pre-vpr.blif</text:p>
            <text:p>bigkey.pre-vpr.blif</text:p>
            <text:p>clma.pre-vpr.blif</text:p>
            <text:p>des.pre-vpr.blif</text:p>
            <text:p>diffeq.pre-vpr.blif</text:p>
            <text:p>dsip.pre-vpr.blif</text:p>
            <text:p>elliptic.pre-vpr.blif</text:p>
            <text:p>ex1010.pre-vpr.blif</text:p>
            <text:p>ex5p.pre-vpr.blif</text:p>
            <text:p>frisc.pre-vpr.blif</text:p>
            <text:p>misex3.pre-vpr.blif</text:p>
            <text:p>pdc.pre-vpr.blif</text:p>
            <text:p>s298.pre-vpr.blif</text:p>
            <text:p>s38417.pre-vpr.blif</text:p>
            <text:p>s38584.1.pre-vpr.blif</text:p>
            <text:p>seq.pre-vpr.blif</text:p>
            <text:p>spla.pre-vpr.blif</text:p>
            <text:p>tseng.pre-vpr.blif</text:p>
          </table:table-cell>
          <table:table-cell office:value-type="string" calcext:value-type="string">
            <text:p>multiclock.blif</text:p>
          </table:table-cell>
          <table:table-cell office:value-type="string" calcext:value-type="string">
            <text:p>or1200.v</text:p>
            <text:p>sha.v</text:p>
            <text:p>boundtop.v</text:p>
            <text:p>raygentop.v</text:p>
          </table:table-cell>
          <table:table-cell table:style-name="ce7" office:value-type="string" calcext:value-type="string">
            <text:p>bgm.v</text:p>
            <text:p>blob_merge.v</text:p>
            <text:p>boundtop.v</text:p>
            <text:p>LU8PEEng.v</text:p>
            <text:p>LU32PEEng.v</text:p>
            <text:p>mcml.v</text:p>
            <text:p>mkDelayWorker32B.v</text:p>
            <text:p>mkSMAdapter4B.v</text:p>
            <text:p>or1200.v</text:p>
            <text:p>raygentop.v</text:p>
            <text:p>sha.v</text:p>
            <text:p>stereovision0.v</text:p>
            <text:p>stereovision1.v</text:p>
            <text:p>stereovision2.v</text:p>
            <text:p/>
            <text:p/>
          </table:table-cell>
          <table:table-cell table:style-name="ce10" office:value-type="string" calcext:value-type="string">
            <text:p><text:span text:style-name="T1">alu4.blif</text:span></text:p>
            <text:p><text:span text:style-name="T1">apex2.blif</text:span></text:p>
            <text:p><text:span text:style-name="T1">apex4.blif</text:span></text:p>
            <text:p><text:span text:style-name="T1">bigkey.blif</text:span></text:p>
            <text:p><text:span text:style-name="T1">clma.blif</text:span></text:p>
            <text:p><text:span text:style-name="T1">des.blif</text:span></text:p>
            <text:p><text:span text:style-name="T1">diffeq.blif</text:span></text:p>
            <text:p><text:span text:style-name="T1">dsip.blif</text:span></text:p>
            <text:p><text:span text:style-name="T1">elliptic.blif</text:span></text:p>
            <text:p><text:span text:style-name="T1">ex1010.blif</text:span></text:p>
            <text:p><text:span text:style-name="T1">ex5p.blif</text:span></text:p>
            <text:p><text:span text:style-name="T1">frisc.blif</text:span></text:p>
            <text:p><text:span text:style-name="T1">misex3.blif</text:span></text:p>
            <text:p><text:span text:style-name="T1">pdc.blif</text:span></text:p>
            <text:p><text:span text:style-name="T1">s298.blif</text:span></text:p>
            <text:p><text:span text:style-name="T1">s38417.blif</text:span></text:p>
            <text:p><text:span text:style-name="T1">S38584.1.blif</text:span></text:p>
            <text:p><text:span text:style-name="T1">seq.blif</text:span></text:p>
            <text:p><text:span text:style-name="T1">spla.blif</text:span></text:p>
            <text:p><text:span text:style-name="T1">tseng.blif</text:span></text:p>
          </table:table-cell>
          <table:table-cell table:style-name="ce7" office:value-type="string" calcext:value-type="string">
            <text:p>sha.v</text:p>
            <text:p>stereovision3.v</text:p>
          </table:table-cell>
          <table:table-cell table:style-name="ce5" office:value-type="string" calcext:value-type="string">
            <text:p>neuron_stratixiv_arch_timing.blif</text:p>
            <text:p>stereo_vision_stratixiv_arch_timing.blif</text:p>
          </table:table-cell>
          <table:table-cell table:style-name="ce11" office:value-type="string" calcext:value-type="string">
            <text:p><text:span text:style-name="T1">bgm.v</text:span></text:p>
            <text:p><text:span text:style-name="T1">blob_merge.v</text:span></text:p>
            <text:p><text:span text:style-name="T1">boundtop.v</text:span></text:p>
            <text:p><text:span text:style-name="T1">ch_intrinsics.v</text:span></text:p>
            <text:p><text:span text:style-name="T1">diffeq1.v</text:span></text:p>
            <text:p><text:span text:style-name="T1">diffeq2.v</text:span></text:p>
            <text:p><text:span text:style-name="T1">LU8PEEng.v</text:span></text:p>
            <text:p><text:span text:style-name="T1">LU32PEEng.v</text:span></text:p>
            <text:p><text:span text:style-name="T1">mcml.v</text:span></text:p>
            <text:p><text:span text:style-name="T1">mkDelayWorker32B.v</text:span></text:p>
            <text:p><text:span text:style-name="T1">mkPktMerge.v</text:span></text:p>
            <text:p><text:span text:style-name="T1">mkSMAdapter4B.v</text:span></text:p>
            <text:p><text:span text:style-name="T1">or1200.v</text:span></text:p>
            <text:p><text:span text:style-name="T1">raygentop.v</text:span></text:p>
            <text:p><text:span text:style-name="T1">sha.v</text:span></text:p>
            <text:p><text:span text:style-name="T1">stereovision0.v</text:span></text:p>
            <text:p><text:span text:style-name="T1">stereovision1.v</text:span></text:p>
            <text:p><text:span text:style-name="T1">stereovision2.v</text:span></text:p>
            <text:p><text:span text:style-name="T1">stereovision3.v</text:span></text:p>
          </table:table-cell>
          <table:table-cell/>
        </table:table-row>
        <table:table-row table:style-name="ro6">
          <table:table-cell office:value-type="string" calcext:value-type="string">
            <text:p>Script parameters</text:p>
          </table:table-cell>
          <table:table-cell table:style-name="ce4" office:value-type="string" calcext:value-type="string">
            <text:p/>
            <text:p>-starting_stage vpr</text:p>
            <text:p>-track_memory_usage</text:p>
          </table:table-cell>
          <table:table-cell table:style-name="ce4" office:value-type="string" calcext:value-type="string">
            <text:p>-starting_stage vpr</text:p>
            <text:p>-track_memory_usage</text:p>
          </table:table-cell>
          <table:table-cell table:style-name="ce4" office:value-type="string" calcext:value-type="string">
            <text:p>-gen_postsynthesis_netlist</text:p>
            <text:p>-track_memory_usage</text:p>
          </table:table-cell>
          <table:table-cell table:style-name="ce7" office:value-type="string" calcext:value-type="string">
            <text:p>-track_memory_usage -vpr_route_chan_width 200</text:p>
          </table:table-cell>
          <table:table-cell table:style-name="ce5" office:value-type="string" calcext:value-type="string">
            <text:p>-starting_stage vpr</text:p>
            <text:p>-track_memory_usage</text:p>
          </table:table-cell>
          <table:table-cell table:style-name="ce7" office:value-type="string" calcext:value-type="string">
            <text:p>-vpr_route_chan_width 200</text:p>
            <text:p>-check_equivalent -gen_postsynthesis_netlist</text:p>
            <text:p>-sweep_hanging_nets_and_inputs off  -track_memory_usage </text:p>
          </table:table-cell>
          <table:table-cell table:style-name="ce7" office:value-type="string" calcext:value-type="string">
            <text:p>-starting_stage vpr -vpr_route_chan_width 300 -track_memory_usage</text:p>
          </table:table-cell>
          <table:table-cell table:style-name="ce5" office:value-type="string" calcext:value-type="string">
            <text:p>-track_memory_usage</text:p>
          </table:table-cell>
          <table:table-cell/>
        </table:table-row>
        <table:table-row table:style-name="ro1" table:number-rows-repeated="4"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vtr_reg_weekly tasks</text:p>
          </table:table-cell>
          <table:table-cell table:style-name="ce1" office:value-type="string" calcext:value-type="string">
            <text:p>titan_reg</text:p>
          </table:table-cell>
          <table:table-cell table:style-name="ce1" office:value-type="string" calcext:value-type="string">
            <text:p>vtr_reg_fpu_hard_block_arch</text:p>
          </table:table-cell>
          <table:table-cell table:style-name="ce1" office:value-type="string" calcext:value-type="string">
            <text:p>vtr_reg_fpu_soft_logic_arch</text:p>
          </table:table-cell>
          <table:table-cell table:style-name="ce1" office:value-type="string" calcext:value-type="string">
            <text:p>vtr_reg_qor_chain_routing_failure_predictor_of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chitecture</text:p>
          </table:table-cell>
          <table:table-cell office:value-type="string" calcext:value-type="string">
            <text:p>stratixiv_arch.timing.xml</text:p>
          </table:table-cell>
          <table:table-cell office:value-type="string" calcext:value-type="string">
            <text:p>hard_fpu_arch_timing.xml</text:p>
          </table:table-cell>
          <table:table-cell office:value-type="string" calcext:value-type="string">
            <text:p>soft_fpu_arch_timing.xml</text:p>
          </table:table-cell>
          <table:table-cell office:value-type="string" calcext:value-type="string">
            <text:p>k6_frac_N10_frac_chain_mem32K_40nm.xml</text:p>
          </table:table-cell>
          <table:table-cell table:number-columns-repeated="5"/>
        </table:table-row>
        <table:table-row table:style-name="ro8">
          <table:table-cell office:value-type="string" calcext:value-type="string">
            <text:p>benchmarks</text:p>
          </table:table-cell>
          <table:table-cell office:value-type="string" calcext:value-type="string">
            <text:p>neuron_stratixiv_arch_timing.blif</text:p>
            <text:p>sparcT1_core_stratixiv_arch_timing.blif</text:p>
            <text:p>stereo_vision_stratixiv_arch_timing.blif</text:p>
            <text:p>cholesky_mc_stratixiv_arch_timing.blif</text:p>
            <text:p>des90_stratixiv_arch_timing.blif</text:p>
            <text:p>SLAM_spheric_stratixiv_arch_timing.blif</text:p>
            <text:p>segmentation_stratixiv_arch_timing.blif</text:p>
            <text:p>bitonic_mesh_stratixiv_arch_timing.blif</text:p>
            <text:p>dart_stratixiv_arch_timing.blif</text:p>
            <text:p>openCV_stratixiv_arch_timing.blif</text:p>
            <text:p>stap_qrd_stratixiv_arch_timing.blif</text:p>
            <text:p>minres_stratixiv_arch_timing.blif</text:p>
            <text:p>cholesky_bdti_stratixiv_arch_timing.blif</text:p>
            <text:p>denoise_stratixiv_arch_timing.blif</text:p>
            <text:p>gsm_switch_stratixiv_arch_timing.blif</text:p>
            <text:p>mes_noc_stratixiv_arch_timing.blif</text:p>
          </table:table-cell>
          <table:table-cell office:value-type="string" calcext:value-type="string">
            <text:p>bfly.v</text:p>
            <text:p>bgm.v</text:p>
            <text:p>dscg.v</text:p>
            <text:p>fir.v</text:p>
            <text:p>mm3.v</text:p>
            <text:p>ode.v</text:p>
            <text:p>syn2.v</text:p>
            <text:p>syn7.v</text:p>
          </table:table-cell>
          <table:table-cell office:value-type="string" calcext:value-type="string">
            <text:p>bfly.v</text:p>
            <text:p>bgm.v</text:p>
            <text:p>dscg.v</text:p>
            <text:p>fir.v</text:p>
            <text:p>mm3.v</text:p>
            <text:p>ode.v</text:p>
            <text:p>syn2.v</text:p>
            <text:p>syn7.v</text:p>
          </table:table-cell>
          <table:table-cell table:style-name="ce8" office:value-type="string" calcext:value-type="string">
            <text:p><text:span text:style-name="T1">bgm.v</text:span></text:p>
            <text:p><text:span text:style-name="T1">blob_merge.v</text:span></text:p>
            <text:p><text:span text:style-name="T1">boundtop.v</text:span></text:p>
            <text:p><text:span text:style-name="T1">ch_intrinsics.v</text:span></text:p>
            <text:p><text:span text:style-name="T1">diffeq1.v</text:span></text:p>
            <text:p><text:span text:style-name="T1">diffeq2.v</text:span></text:p>
            <text:p><text:span text:style-name="T1">LU8PEEng.v</text:span></text:p>
            <text:p><text:span text:style-name="T1">LU32PEEng.v</text:span></text:p>
            <text:p><text:span text:style-name="T1">mcml.v</text:span></text:p>
            <text:p><text:span text:style-name="T1">mkDelayWorker32B.v</text:span></text:p>
            <text:p><text:span text:style-name="T1">mkPktMerge.v</text:span></text:p>
            <text:p><text:span text:style-name="T1">mkSMAdapter4B.v</text:span></text:p>
            <text:p><text:span text:style-name="T1">or1200.v</text:span></text:p>
            <text:p><text:span text:style-name="T1">raygentop.v</text:span></text:p>
            <text:p><text:span text:style-name="T1">sha.v</text:span></text:p>
            <text:p><text:span text:style-name="T1">stereovision0.v</text:span></text:p>
            <text:p><text:span text:style-name="T1">stereovision1.v</text:span></text:p>
            <text:p><text:span text:style-name="T1">stereovision2.v</text:span></text:p>
            <text:p><text:span text:style-name="T1">stereovision3.v</text:span>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Script parameters</text:p>
          </table:table-cell>
          <table:table-cell table:style-name="ce4" office:value-type="string" calcext:value-type="string">
            <text:p>-starting_stage vpr</text:p>
            <text:p>-vpr_route_chan_width 300 -track_memory_usage -vpr_max_router_iterations 400</text:p>
            <text:p/>
          </table:table-cell>
          <table:table-cell table:style-name="ce4" office:value-type="string" calcext:value-type="string">
            <text:p>-vpr_route_chan_width 72 -vpr_cluster_seed_type max_inputs -track_memory_usage</text:p>
          </table:table-cell>
          <table:table-cell table:style-name="ce4" office:value-type="string" calcext:value-type="string">
            <text:p>-vpr_route_chan_width 72</text:p>
            <text:p>-track_memory_usage</text:p>
          </table:table-cell>
          <table:table-cell office:value-type="string" calcext:value-type="string">
            <text:p>-track_memory_usage</text:p>
            <text:p>-routing_failure_predictor off</text:p>
          </table:table-cell>
          <table:table-cell table:number-columns-repeated="5"/>
        </table:table-row>
        <table:table-row table:style-name="ro1" table:number-rows-repeated="4"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vtr_reg_valgrind_small</text:p>
          </table:table-cell>
          <table:table-cell table:style-name="ce1" office:value-type="string" calcext:value-type="string">
            <text:p>valgrind_small</text:p>
          </table:table-cell>
          <table:table-cell table:style-name="ce3" office:value-type="string" calcext:value-type="string">
            <text:p>*currently run after vtr_reg_strong </text:p>
          </table:table-cell>
          <table:table-cell table:style-name="ce3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architecture</text:p>
          </table:table-cell>
          <table:table-cell office:value-type="string" calcext:value-type="string">
            <text:p>k6_frac_N10_frac_chain_mem32K_40nm.xml</text:p>
          </table:table-cell>
          <table:table-cell table:style-name="ce5" table:number-columns-repeated="3"/>
          <table:table-cell table:number-columns-repeated="5"/>
        </table:table-row>
        <table:table-row table:style-name="ro2">
          <table:table-cell office:value-type="string" calcext:value-type="string">
            <text:p>benchmarks</text:p>
          </table:table-cell>
          <table:table-cell office:value-type="string" calcext:value-type="string">
            <text:p>ch_intrinsics.v</text:p>
            <text:p>stereovision3.v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Script parameters</text:p>
          </table:table-cell>
          <table:table-cell office:value-type="string" calcext:value-type="string">
            <text:p>-valgrind</text:p>
          </table:table-cell>
          <table:table-cell table:style-name="ce5" table:number-columns-repeated="3"/>
          <table:table-cell table:number-columns-repeated="5"/>
        </table:table-row>
        <table:table-row table:style-name="ro1" table:number-rows-repeated="4">
          <table:table-cell table:style-name="Default"/>
          <table:table-cell/>
          <table:table-cell table:style-name="ce5"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vtr_reg_valgrind</text:p>
          </table:table-cell>
          <table:table-cell table:style-name="ce1" office:value-type="string" calcext:value-type="string">
            <text:p>valgrind</text:p>
          </table:table-cell>
          <table:table-cell table:style-name="ce3" office:value-type="string" calcext:value-type="string">
            <text:p>*currently run after vtr_reg_nightly</text:p>
          </table:table-cell>
          <table:table-cell table:style-name="ce3" table:number-columns-repeated="2"/>
          <table:table-cell table:number-columns-repeated="5"/>
        </table:table-row>
        <table:table-row table:style-name="ro5">
          <table:table-cell office:value-type="string" calcext:value-type="string">
            <text:p>architecture</text:p>
          </table:table-cell>
          <table:table-cell office:value-type="string" calcext:value-type="string">
            <text:p>timing/k6_frac_N10_frac_chain_mem32K_40nm.xml</text:p>
            <text:p>bidir/k4_n4_v7_bidir.xml</text:p>
            <text:p>complex_switch/k4_N8_topology-0.85sL2-0.15gL4-on-cb-off-sb_22nm_22nm.xml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benchmarks</text:p>
          </table:table-cell>
          <table:table-cell office:value-type="string" calcext:value-type="string">
            <text:p>mkSMAdapter4B.v</text:p>
            <text:p>or1200.v</text:p>
            <text:p>raygentop.v</text:p>
            <text:p>sha.v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cript parameters</text:p>
          </table:table-cell>
          <table:table-cell office:value-type="string" calcext:value-type="string">
            <text:p>-valgrind</text:p>
            <text:p>-vpr_route_chan_width 200</text:p>
          </table:table-cell>
          <table:table-cell table:number-columns-repeated="8"/>
        </table:table-row>
        <table:table-row table:style-name="ro1" table:number-rows-repeated="4"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vtr_reg_yosys+odin</text:p>
          </table:table-cell>
          <table:table-cell table:style-name="ce1" office:value-type="string" calcext:value-type="string">
            <text:p>vtr_benchmark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chitecture</text:p>
          </table:table-cell>
          <table:table-cell office:value-type="string" calcext:value-type="string">
            <text:p>timing/k6_frac_N10_frac_chain_mem32K_40nm.xml</text:p>
          </table:table-cell>
          <table:table-cell table:number-columns-repeated="8"/>
        </table:table-row>
        <table:table-row table:style-name="ro10">
          <table:table-cell office:value-type="string" calcext:value-type="string">
            <text:p>benchmarks</text:p>
          </table:table-cell>
          <table:table-cell office:value-type="string" calcext:value-type="string">
            <text:p>single_ff.v</text:p>
            <text:p>single_wire.v</text:p>
            <text:p>and_latch.v</text:p>
            <text:p>multiclock_separate_and_latch.v</text:p>
            <text:p>multiclock_output_and_latch.v</text:p>
            <text:p>multiclock_reader_writer.v</text:p>
            <text:p>stereovision3.v</text:p>
            <text:p>ch_intrinsics.v</text:p>
            <text:p>diffeq1.v</text:p>
            <text:p>diffeq2.v</text:p>
            <text:p>spree.v</text:p>
            <text:p>sha.v</text:p>
            <text:p>mkPktMerge.v</text:p>
            <text:p>raygentop.v</text:p>
            <text:p>mkSMAdapter4B.v</text:p>
            <text:p>mkDelayWorker32B.v</text:p>
            <text:p>boundtop.v</text:p>
            <text:p>or1200.v</text:p>
            <text:p>blob_merge.v</text:p>
            <text:p>arm_core.v</text:p>
            <text:p>stereovision0.v</text:p>
            <text:p>stereovision1.v</text:p>
            <text:p>stereovision2.v</text:p>
            <text:p>LU8PEEng.v</text:p>
            <text:p>bgm.v</text:p>
            <text:p>LU32PEEng.v</text:p>
            <text:p>mcml.v</text:p>
            <text:p>LU64PEEng.v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Script parameters</text:p>
          </table:table-cell>
          <table:table-cell office:value-type="string" calcext:value-type="string">
            <text:p>-track_memory_usage</text:p>
            <text:p>--route_chan_width 300</text:p>
            <text:p>-elaborator yosys</text:p>
            <text:p>-fflegalize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8">0000-00-00</text:date>, <text:time style:data-style-name="N2" text:time-value="14:36:10.5211489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6-07T11:10:18.378393694</meta:creation-date>
    <dc:date>2021-08-18T14:40:29.170202246</dc:date>
    <meta:editing-duration>P5DT19H28M48S</meta:editing-duration>
    <meta:editing-cycles>20</meta:editing-cycles>
    <meta:generator>LibreOffice/6.4.7.2$Linux_X86_64 LibreOffice_project/40$Build-2</meta:generator>
    <meta:document-statistic meta:table-count="1" meta:cell-count="169" meta:object-count="0"/>
  </office:meta>
</office:document-meta>
</file>